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0172" officeooo:paragraph-rsid="00130172"/>
    </style:style>
    <style:style style:name="P2" style:family="paragraph" style:parent-style-name="Standard">
      <style:paragraph-properties fo:line-height="150%"/>
      <style:text-properties officeooo:rsid="00130172" officeooo:paragraph-rsid="00130172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normal" officeooo:rsid="00130172" officeooo:paragraph-rsid="00130172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30172" officeooo:paragraph-rsid="00130172" style:font-size-asian="16pt" style:font-weight-asian="bold" style:font-size-complex="16pt" style:font-weight-complex="bold"/>
    </style:style>
    <style:style style:name="T1" style:family="text">
      <style:text-properties officeooo:rsid="001306e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officeooo:rsid="001515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raczyna Karol 165118</text:p>
      <text:p text:style-name="P4">Wielodostępowe Struktury Danych</text:p>
      <text:p text:style-name="P4">Projekt</text:p>
      <text:p text:style-name="P1"/>
      <text:p text:style-name="P2"><text:span text:style-name="T2"><text:tab/>W ramach projektu stworzyłem bazę zarządzania osiedlem studenckim. Ma on na celu ułatwienie administracji obsługę studentów oraz pracowników. Każdy pracownik ma przypisane stanowisko oraz można zapisać w których akademikach pracuje. Studenci są przypisani do swoich pokoi w odpowiednich akademikach, mają też możliwość zarejestrowania komputerów w sieci akademickiej. W celu ewentualnej identyfikacji właściciela hosta, wszelkie zmiany danych dotyczących komputerów są archiwizowane. </text:span><text:span text:style-name="T1">Archiwizacja opiera się o 2 triggery, oddzielny dla operacji UPDATE i DELETE.</text:span></text:p>
      <text:p text:style-name="P2"><text:tab/><text:span text:style-name="T3">Interfejs umożliwia przegląd, edycje oraz usunięcie studentów z listy. Można przeglądać, edytować i usuwać zarejestrowane urządzenia studentów oraz przeglądać historię ich edycji. Lista pracowników ma podobne opcje, tzn. przegląd, edycja oraz usunięcie. </text:span></text:p>
      <text:p text:style-name="P2"><text:tab/><text:span text:style-name="T3">Wprowadzeniem danych o akademikach, pokojach i o możliwych stanowiskach zajmuje się administrator, ze względów bezpieczeństwa i integralności systemu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42:55.492986457</meta:creation-date>
    <dc:date>2019-06-11T13:57:48.660345331</dc:date>
    <meta:editing-duration>PT3H2M41S</meta:editing-duration>
    <meta:editing-cycles>6</meta:editing-cycles>
    <meta:generator>LibreOffice/6.0.7.3$Linux_X86_64 LibreOffice_project/00m0$Build-3</meta:generator>
    <meta:print-date>2019-06-11T11:00:48.868802164</meta:print-date>
    <meta:document-statistic meta:table-count="0" meta:image-count="0" meta:object-count="0" meta:page-count="1" meta:paragraph-count="6" meta:word-count="129" meta:character-count="1027" meta:non-whitespace-character-count="900"/>
  </office:meta>
</office:document-meta>
</file>